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C0000050B255047BC9D5ABEDF.png" manifest:media-type="image/png"/>
  <manifest:file-entry manifest:full-path="Pictures/1000000000000204000002CEF12D3DC7D318BE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c13" officeooo:paragraph-rsid="000e8c13"/>
    </style:style>
    <style:style style:name="P2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756in, 3.5661in, 0.769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756in, 0.7602in, 0.7693in, 1.075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36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9209in" svg:y="0.2681in" svg:width="4.8634in" svg:height="6.7673in" draw:z-index="0"><draw:image xlink:href="Pictures/1000000000000204000002CEF12D3DC7D318BEC2.png" xlink:type="simple" xlink:show="embed" xlink:actuate="onLoad"/></draw:frame><draw:frame draw:style-name="fr2" draw:name="Image2" text:anchor-type="paragraph" svg:x="0.2134in" svg:y="0.1744in" svg:width="0.6283in" svg:height="6.8945in" draw:z-index="1"><draw:image xlink:href="Pictures/10000000000001BC0000050B255047BC9D5ABEDF.png" xlink:type="simple" xlink:show="embed" xlink:actuate="onLoad"/></draw:frame><draw:frame draw:style-name="fr3" draw:name="Image3" text:anchor-type="paragraph" svg:x="5.7563in" svg:y="0.1772in" svg:width="1.6618in" svg:height="6.9173in" draw:z-index="3"><draw:image xlink:href="Pictures/10000000000001BC0000050B255047BC9D5ABEDF.png" xlink:type="simple" xlink:show="embed" xlink:actuate="onLoad"/></draw:frame><draw:frame text:anchor-type="paragraph" draw:z-index="2" draw:name="Shape1" draw:style-name="gr1" draw:text-style-name="P2" svg:width="4.874in" svg:height="0.2362in" svg:x="0.9453in" svg:y="-0.0591in"><draw:text-box><text:p><text:s text:c="4"/>DOCA 8<text:tab/> <text:s text:c="7"/>| <text:s text:c="2"/><text:tab/><text:tab/>ITF 8<text:tab/><text:tab/> <text:s/>|<text:tab/>Sham 8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5:34:03.944197843</meta:creation-date>
    <dc:date>2018-09-13T18:42:34.908456654</dc:date>
    <meta:editing-duration>PT2H58M30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